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M Mono 10" svg:font-family="LM Mono 10"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Kop1" style:master-page-name="MP0" style:family="paragraph">
      <style:paragraph-properties fo:break-before="page"/>
    </style:style>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T13" style:parent-style-name="Standaardalinea-lettertype" style:family="text">
      <style:text-properties fo:font-style="italic" style:font-style-asian="italic" style:font-style-complex="italic"/>
    </style:style>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Kop1" style:family="paragraph">
      <style:paragraph-properties fo:break-before="page"/>
    </style:style>
    <style:style style:name="TableColumn20" style:family="table-column">
      <style:table-column-properties style:column-width="1.2888in" style:use-optimal-column-width="false"/>
    </style:style>
    <style:style style:name="TableColumn21" style:family="table-column">
      <style:table-column-properties style:column-width="4.4354in" style:use-optimal-column-width="false"/>
    </style:style>
    <style:style style:name="TableColumn22" style:family="table-column">
      <style:table-column-properties style:column-width="0.9687in" style:use-optimal-column-width="false"/>
    </style:style>
    <style:style style:name="Table19" style:family="table">
      <style:table-properties style:width="6.693in" fo:margin-left="0in" table:align="left"/>
    </style:style>
    <style:style style:name="TableRow23" style:family="table-row">
      <style:table-row-properties style:use-optimal-row-height="false"/>
    </style:style>
    <style:style style:name="TableCell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6" style:family="table-cell">
      <style:table-cell-properties fo:border="0.0069in solid #000000" style:writing-mode="lr-tb" fo:padding-top="0.0381in" fo:padding-left="0.0381in" fo:padding-bottom="0.0381in" fo:padding-right="0.0381in"/>
    </style:style>
    <style:style style:name="P27" style:parent-style-name="TableContents" style:family="paragraph">
      <style:paragraph-properties fo:text-align="end"/>
    </style:style>
    <style:style style:name="TableRow28" style:family="table-row">
      <style:table-row-properties style:use-optimal-row-height="false"/>
    </style:style>
    <style:style style:name="TableCell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 style:parent-style-name="TableContents" style:family="paragraph">
      <style:paragraph-properties fo:text-align="end"/>
    </style:style>
    <style:style style:name="TableRow33" style:family="table-row">
      <style:table-row-properties style:use-optimal-row-height="false"/>
    </style:style>
    <style:style style:name="TableCell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 style:parent-style-name="TableContents" style:family="paragraph">
      <style:paragraph-properties fo:text-align="end"/>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TableContents" style:family="paragraph">
      <style:paragraph-properties fo:text-align="end"/>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 style:parent-style-name="TableContents" style:family="paragraph">
      <style:paragraph-properties fo:text-align="end"/>
    </style:style>
    <style:style style:name="TableRow48" style:family="table-row">
      <style:table-row-properties style:use-optimal-row-height="false"/>
    </style:style>
    <style:style style:name="TableCell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 style:parent-style-name="TableContents" style:family="paragraph">
      <style:paragraph-properties fo:text-align="end"/>
    </style:style>
    <style:style style:name="TableRow53" style:family="table-row">
      <style:table-row-properties style:use-optimal-row-height="false"/>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 style:parent-style-name="TableContents" style:family="paragraph">
      <style:paragraph-properties fo:text-align="end"/>
    </style:style>
    <style:style style:name="P58" style:parent-style-name="Textbody" style:family="paragraph"/>
    <style:style style:name="P59" style:parent-style-name="Textbody" style:family="paragraph">
      <style:text-properties fo:font-weight="bold" style:font-weight-asian="bold" style:font-weight-complex="bold"/>
    </style:style>
    <style:style style:name="P60" style:parent-style-name="Textbody" style:family="paragraph"/>
    <style:style style:name="P61" style:parent-style-name="Textbody" style:family="paragraph">
      <style:text-properties fo:font-weight="bold" style:font-weight-asian="bold" style:font-weight-complex="bold"/>
    </style:style>
    <style:style style:name="P62" style:parent-style-name="Textbody" style:family="paragraph"/>
    <style:style style:name="P63" style:parent-style-name="Textbody" style:family="paragraph">
      <style:text-properties fo:font-weight="bold" style:font-weight-asian="bold" style:font-weight-complex="bold"/>
    </style:style>
    <style:style style:name="P64" style:parent-style-name="Textbody" style:family="paragraph"/>
    <style:style style:name="P65" style:parent-style-name="Normaalweb" style:family="paragraph">
      <style:text-properties fo:font-weight="bold" style:font-weight-asian="bold" style:font-weight-complex="bold" fo:language="en" fo:country="US"/>
    </style:style>
    <style:style style:name="P66" style:parent-style-name="Textbody" style:family="paragraph"/>
    <style:style style:name="P67"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68" style:parent-style-name="Textbody" style:family="paragraph"/>
    <style:style style:name="P69"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70" style:parent-style-name="Textbody" style:family="paragraph"/>
    <style:style style:name="P71" style:parent-style-name="Textbody" style:family="paragraph"/>
    <style:style style:name="P72" style:parent-style-name="Standaard" style:family="paragraph">
      <style:paragraph-properties fo:break-before="page"/>
      <style:text-properties fo:hyphenate="true"/>
    </style:style>
    <style:style style:name="P73" style:parent-style-name="Textbody" style:family="paragraph"/>
    <style:style style:name="P74"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75" style:parent-style-name="Textbody" style:family="paragraph"/>
    <style:style style:name="P76"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nl" style:country-asian="NL" style:language-complex="ar" style:country-complex="SA" fo:hyphenate="true"/>
    </style:style>
    <style:style style:name="P77" style:parent-style-name="Textbody" style:family="paragraph"/>
    <style:style style:name="P78"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79" style:parent-style-name="Textbody" style:family="paragraph"/>
    <style:style style:name="P80"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81" style:parent-style-name="Textbody" style:family="paragraph"/>
    <style:style style:name="T82" style:parent-style-name="Standaardalinea-lettertype" style:family="text">
      <style:text-properties fo:font-style="italic" style:font-style-asian="italic" style:font-style-complex="italic"/>
    </style:style>
    <style:style style:name="T83" style:parent-style-name="Standaardalinea-lettertype" style:family="text">
      <style:text-properties style:font-name="Times New Roman" style:font-name-asian="Times New Roman" style:font-name-complex="Times New Roman" style:letter-kerning="false" style:language-asian="nl" style:country-asian="NL" style:language-complex="ar" style:country-complex="SA"/>
    </style:style>
    <style:style style:name="P84" style:parent-style-name="Textbody" style:family="paragraph"/>
    <style:style style:name="P85" style:parent-style-name="Textbody" style:family="paragraph"/>
    <style:style style:name="T86" style:parent-style-name="Standaardalinea-lettertype" style:family="text">
      <style:text-properties fo:font-style="italic" style:font-style-asian="italic" style:font-style-complex="italic"/>
    </style:style>
    <style:style style:name="P87"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88" style:parent-style-name="Textbody" style:family="paragraph"/>
    <style:style style:name="P89"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90" style:parent-style-name="Textbody" style:family="paragraph"/>
    <style:style style:name="T91" style:parent-style-name="Standaardalinea-lettertype" style:family="text">
      <style:text-properties fo:font-style="italic" style:font-style-asian="italic" style:font-style-complex="italic"/>
    </style:style>
    <style:style style:name="P92"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93" style:parent-style-name="Textbody" style:family="paragraph"/>
    <style:style style:name="P94" style:parent-style-name="Normaalweb" style:family="paragraph">
      <style:text-properties fo:font-weight="bold" style:font-weight-asian="bold" style:font-weight-complex="bold"/>
    </style:style>
    <style:style style:name="P95" style:parent-style-name="Textbody" style:family="paragraph"/>
    <style:style style:name="P96" style:parent-style-name="Normaalweb" style:family="paragraph"/>
    <style:style style:name="T97" style:parent-style-name="Hyperlink" style:family="text">
      <style:text-properties fo:font-weight="bold" style:font-weight-asian="bold" style:font-weight-complex="bold"/>
    </style:style>
    <style:style style:name="P98" style:parent-style-name="Normaalweb" style:family="paragraph">
      <style:paragraph-properties fo:margin-left="0.75in">
        <style:tab-stops/>
      </style:paragraph-properties>
    </style:style>
    <style:style style:name="P99" style:parent-style-name="TableContents" style:family="paragraph"/>
    <style:style style:name="P100" style:parent-style-name="Normaalweb" style:family="paragraph">
      <style:text-properties fo:font-weight="bold" style:font-weight-asian="bold" style:font-weight-complex="bold"/>
    </style:style>
    <style:style style:name="P101" style:parent-style-name="TableContents" style:family="paragraph"/>
    <style:style style:name="T102" style:parent-style-name="Standaardalinea-lettertype" style:family="text">
      <style:text-properties style:font-name="Times New Roman" style:font-name-asian="Times New Roman" style:font-name-complex="Times New Roman" style:letter-kerning="false" style:language-asian="nl" style:country-asian="NL" style:language-complex="ar" style:country-complex="SA"/>
    </style:style>
    <style:style style:name="P103" style:parent-style-name="TableContents" style:family="paragraph">
      <style:text-properties fo:font-weight="bold" style:font-weight-asian="bold" style:font-weight-complex="bold"/>
    </style:style>
    <style:style style:name="P104" style:parent-style-name="TableContents" style:family="paragraph"/>
    <style:style style:name="P105" style:parent-style-name="Normaalweb" style:family="paragraph">
      <style:text-properties fo:font-weight="bold" style:font-weight-asian="bold" style:font-weight-complex="bold"/>
    </style:style>
    <style:style style:name="P106" style:parent-style-name="TableContents" style:family="paragraph"/>
    <style:style style:name="P107" style:parent-style-name="Normaalweb" style:family="paragraph">
      <style:text-properties fo:font-weight="bold" style:font-weight-asian="bold" style:font-weight-complex="bold"/>
    </style:style>
    <style:style style:name="P108" style:parent-style-name="Textbody" style:family="paragraph"/>
    <style:style style:name="P109"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110" style:parent-style-name="Textbody" style:family="paragraph"/>
    <style:style style:name="P111"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P112" style:parent-style-name="Textbody" style:family="paragraph">
      <style:text-properties fo:font-style="italic" style:font-style-asian="italic" style:font-style-complex="italic"/>
    </style:style>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Lijstalinea" style:family="paragraph">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office:automatic-styles>
  <office:body>
    <office:text text:use-soft-page-breaks="true">
      <text:h text:style-name="P1" text:outline-level="1">Projectopdracht “Cloudsystemen 25-26”</text:h>
      <text:p text:style-name="Textbody">Voor dit project zet je een website op. Hiervoor gebruik je alle technieken die aan bod kwamen in de les:</text:p>
      <text:p text:style-name="Textbody"/>
      <text:list text:style-name="LFO1" text:continue-numbering="true">
        <text:list-item>
          <text:p text:style-name="P3">Je gebruikt een cloudprovider die een Linux-VM voorziet (zoals Azure of een Hetzner VPS)</text:p>
        </text:list-item>
        <text:list-item>
          <text:p text:style-name="P4">Je linkt een domeinnaam aan deze VM. Dit mag met een (gratis) online service (zoals<text:s/><text:a xlink:href="https://freedns.afraid.org/" office:target-frame-name="_top" xlink:show="replace">https://freedns.afraid.org/</text:a><text:s/>of<text:s/><text:a xlink:href="http://duckdns.org/" office:target-frame-name="_top" xlink:show="replace">http://duckdns.org/</text:a>)</text:p>
        </text:list-item>
        <text:list-item>
          <text:p text:style-name="P5">Hierop komt er een webservice die server-side rendering doet én die in een Docker-container werkt</text:p>
          <text:list text:continue-numbering="true">
            <text:list-item>
              <text:p text:style-name="P6">Bv een Javascript-react applicatie, een PHP applicatie, …</text:p>
            </text:list-item>
            <text:list-item>
              <text:p text:style-name="P7">De exacte inhoud is niet belangrijk</text:p>
            </text:list-item>
          </text:list>
        </text:list-item>
        <text:list-item>
          <text:p text:style-name="P8">De webservice gebruikt een databank om iets in op te slaan of uit te lezen</text:p>
        </text:list-item>
        <text:list-item>
          <text:p text:style-name="P9">Een reverse proxy handelt het binnenkomend verkeer af en zorgt ervoor dat dit naar de juiste service/container gaat. (Bv: Traefik, Caddy of Nginx)</text:p>
        </text:list-item>
        <text:list-item>
          <text:p text:style-name="P10">Je zorgt voor SSL (aka HTTPS). De reverse proxy mag dit regelen. Hiervoor gebruik je een ACME-compatibele provider, zoals Let’s encrypt</text:p>
        </text:list-item>
        <text:list-item>
          <text:p text:style-name="P11">Alle relevante bestanden (broncode applicatie, Dockerfiles, …) zitten in één of meerdere Git-repositories. Deze zijn online beschikbaar via Github, Codeberg.org of een gelijkaardige service</text:p>
          <text:list text:continue-numbering="true">
            <text:list-item>
              <text:p text:style-name="P12">Tot de deadline moet je repository ‘private’ zijn. Zet deze de dag van de deadline op<text:s/><text:span text:style-name="T13">public</text:span></text:p>
            </text:list-item>
            <text:list-item>
              <text:p text:style-name="P14">Zorg ervoor dat ‘pietervdvn’ een contributor is van je repository.</text:p>
            </text:list-item>
          </text:list>
        </text:list-item>
        <text:list-item>
          <text:p text:style-name="P15">In je verslag geef je een korte toelichting waarom je voor deze repo-provider koos en beantwoord je ook de politieke vragen.</text:p>
        </text:list-item>
        <text:list-item>
          <text:p text:style-name="P16">Kies een licentie voor repository. In het verslag licht je deze keuze toe, oa adhv de voorbeeldvragen.</text:p>
        </text:list-item>
        <text:list-item>
          <text:p text:style-name="P17">Je zet Actions op: wanneer je een wijziging pusht naar je repo, dan moet een workflow in gang schieten en vanzelf de laatste versie van je website bouwen en deployen.</text:p>
        </text:list-item>
      </text:list>
      <text:p text:style-name="Textbody"/>
      <text:soft-page-break/>
      <text:h text:style-name="P18" text:outline-level="1">Template</text:h>
      <text:p text:style-name="Textbody">Vul de volgende samenvatting aan</text:p>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TableContents">Hosting</text:p>
          </table:table-cell>
          <table:table-cell table:style-name="TableCell25">
            <text:p text:style-name="TableContents">Azure</text:p>
          </table:table-cell>
          <table:table-cell table:style-name="TableCell26">
            <text:p text:style-name="P27">1</text:p>
          </table:table-cell>
        </table:table-row>
        <table:table-row table:style-name="TableRow28">
          <table:table-cell table:style-name="TableCell29">
            <text:p text:style-name="TableContents">IP-address host</text:p>
          </table:table-cell>
          <table:table-cell table:style-name="TableCell30">
            <text:p text:style-name="TableContents">20.218.124.27</text:p>
          </table:table-cell>
          <table:table-cell table:style-name="TableCell31">
            <text:p text:style-name="P32">1</text:p>
          </table:table-cell>
        </table:table-row>
        <table:table-row table:style-name="TableRow33">
          <table:table-cell table:style-name="TableCell34">
            <text:p text:style-name="TableContents">Domeinnaam</text:p>
          </table:table-cell>
          <table:table-cell table:style-name="TableCell35">
            <text:p text:style-name="TableContents"><text:s/><text:a xlink:href="https://jason-docker-project.duckdns.org" office:target-frame-name="_top" xlink:show="replace"><text:span text:style-name="Hyperlink">https://jason-docker-project.duckdns.org</text:span></text:a></text:p>
            <text:p text:style-name="TableContents"/>
          </table:table-cell>
          <table:table-cell table:style-name="TableCell36">
            <text:p text:style-name="P37">1</text:p>
          </table:table-cell>
        </table:table-row>
        <table:table-row table:style-name="TableRow38">
          <table:table-cell table:style-name="TableCell39">
            <text:p text:style-name="TableContents">Provider DNS</text:p>
          </table:table-cell>
          <table:table-cell table:style-name="TableCell40">
            <text:p text:style-name="TableContents">DuckDNS</text:p>
          </table:table-cell>
          <table:table-cell table:style-name="TableCell41">
            <text:p text:style-name="P42">0.5</text:p>
          </table:table-cell>
        </table:table-row>
        <table:table-row table:style-name="TableRow43">
          <table:table-cell table:style-name="TableCell44">
            <text:p text:style-name="TableContents">Git-repository (URL)</text:p>
          </table:table-cell>
          <table:table-cell table:style-name="TableCell45">
            <text:p text:style-name="TableContents"><text:a xlink:href="https://github.com/blackstarwiz/cloudproject-docker" office:target-frame-name="_top" xlink:show="replace"><text:span text:style-name="Hyperlink">https://github.com/blackstarwiz/cloudproject-docker</text:span></text:a></text:p>
            <text:p text:style-name="TableContents"/>
          </table:table-cell>
          <table:table-cell table:style-name="TableCell46">
            <text:p text:style-name="P47">3</text:p>
          </table:table-cell>
        </table:table-row>
        <table:table-row table:style-name="TableRow48">
          <table:table-cell table:style-name="TableCell49">
            <text:p text:style-name="TableContents">Gekozen licentie</text:p>
          </table:table-cell>
          <table:table-cell table:style-name="TableCell50">
            <text:p text:style-name="TableContents">MIT License</text:p>
          </table:table-cell>
          <table:table-cell table:style-name="TableCell51">
            <text:p text:style-name="P52">3</text:p>
          </table:table-cell>
        </table:table-row>
        <table:table-row table:style-name="TableRow53">
          <table:table-cell table:style-name="TableCell54">
            <text:p text:style-name="TableContents">Reverse proxy: technologie</text:p>
          </table:table-cell>
          <table:table-cell table:style-name="TableCell55">
            <text:p text:style-name="TableContents">Caddy</text:p>
          </table:table-cell>
          <table:table-cell table:style-name="TableCell56">
            <text:p text:style-name="P57">3</text:p>
          </table:table-cell>
        </table:table-row>
      </table:table>
      <text:p text:style-name="Textbody"/>
      <text:p text:style-name="Textbody">Maximaal enkele zinnen per vraag. Je hoeft geen volzinnen te schrijven, een droog antwoord is ook goed.</text:p>
      <text:h text:style-name="Kop2" text:outline-level="2">Hosting-provider</text:h>
      <text:list text:style-name="LFO2" text:continue-numbering="true">
        <text:list-item>
          <text:p text:style-name="P58">Wat is het bedrijf achter je hosting?</text:p>
          <text:list text:continue-numbering="true">
            <text:list-item>
              <text:p text:style-name="P59">Mircosoft</text:p>
            </text:list-item>
          </text:list>
        </text:list-item>
        <text:list-item>
          <text:p text:style-name="P60">Waar staan de servers staan die je data hosten?</text:p>
          <text:list text:continue-numbering="true">
            <text:list-item>
              <text:p text:style-name="P61">Duistland</text:p>
            </text:list-item>
          </text:list>
        </text:list-item>
      </text:list>
      <text:list text:style-name="LFO3" text:continue-numbering="true">
        <text:list-item>
          <text:p text:style-name="P62">Welke alternatieven bekeek je? (Minstens 1)</text:p>
          <text:list text:continue-numbering="true">
            <text:list-item>
              <text:p text:style-name="P63">Hetzner</text:p>
            </text:list-item>
          </text:list>
        </text:list-item>
        <text:list-item>
          <text:p text:style-name="P64">Waarom koos je deze hosting-provider?</text:p>
          <text:list text:continue-numbering="true">
            <text:list-item>
              <text:p text:style-name="P65">Gratis credits via Azure for Students account</text:p>
            </text:list-item>
          </text:list>
        </text:list-item>
      </text:list>
      <text:h text:style-name="Kop2" text:outline-level="2">Repository-host</text:h>
      <text:list text:style-name="LFO2" text:continue-numbering="true">
        <text:list-item>
          <text:p text:style-name="P66">Welke repository-hosting-provider koos je? Waarom?</text:p>
          <text:list text:continue-numbering="true">
            <text:list-item>
              <text:p text:style-name="P67">GitHub, integratie met GitHub Actions voor (automatische deploy), gratis private repos, en goede ondersteuning voor Docker builds.</text:p>
            </text:list-item>
          </text:list>
        </text:list-item>
        <text:list-item>
          <text:p text:style-name="P68">Waar staan de (fysieke) servers staan die je data hosten?</text:p>
          <text:list text:continue-numbering="true">
            <text:list-item>
              <text:p text:style-name="P69">US</text:p>
            </text:list-item>
          </text:list>
        </text:list-item>
      </text:list>
      <text:list text:style-name="LFO4" text:continue-numbering="true">
        <text:list-item>
          <text:p text:style-name="P70">Welk bedrijf is eigenaar van deze repo?</text:p>
          <text:list text:continue-numbering="true">
            <text:list-item>
              <text:p text:style-name="P71">Microsoft</text:p>
            </text:list-item>
          </text:list>
        </text:list-item>
      </text:list>
      <text:p text:style-name="P72"/>
      <text:list text:style-name="LFO4" text:continue-numbering="true">
        <text:list-item>
          <text:p text:style-name="P73">Welke rechten eigent dit bedrijf zichzelf toe-eigent over je code?</text:p>
          <text:list text:continue-numbering="true">
            <text:list-item>
              <text:p text:style-name="P74">GitHub claimt geen eigendom;<text:s/></text:p>
            </text:list-item>
          </text:list>
        </text:list-item>
        <text:list-item>
          <text:p text:style-name="P75">Hoe verdient dit bedrijf geld aan deze service?</text:p>
          <text:list text:continue-numbering="true">
            <text:list-item>
              <text:p text:style-name="P76">Via premium abonnementen (GitHub Pro, Team, Enterprise), GitHub Copilot</text:p>
            </text:list-item>
          </text:list>
        </text:list-item>
        <text:list-item>
          <text:p text:style-name="P77">Wat is je backup-plan is indien dit bedrijf niet meer beschikbaar zou zijn?</text:p>
          <text:list text:continue-numbering="true">
            <text:list-item>
              <text:p text:style-name="P78">mirror naar GitLab of Codeberg</text:p>
            </text:list-item>
          </text:list>
        </text:list-item>
      </text:list>
      <text:h text:style-name="Kop2" text:outline-level="2">Repository-licentie</text:h>
      <text:list text:style-name="LFO5" text:continue-numbering="true">
        <text:list-item>
          <text:p text:style-name="P79">Welke licentie koos je?</text:p>
          <text:list text:continue-numbering="true">
            <text:list-item>
              <text:p text:style-name="P80">MIT License.</text:p>
            </text:list-item>
          </text:list>
        </text:list-item>
        <text:list-item>
          <text:p text:style-name="P81">wat mogen<text:s/><text:span text:style-name="T82">anderen</text:span><text:s/>met je code doen?<text:span text:style-name="T83"><text:s/></text:span></text:p>
          <text:list text:continue-numbering="true">
            <text:list-item>
              <text:p text:style-name="P84">Vrijelijk gebruiken, kopiëren, wijzigen, samenvoegen, publiceren, distribueren</text:p>
            </text:list-item>
          </text:list>
        </text:list-item>
        <text:list-item>
          <text:p text:style-name="P85">wat zijn<text:s/><text:span text:style-name="T86">de plichten</text:span><text:s/>van de anderen die je code hergebruiken (bv: bronvermelding? Share alike? …)?</text:p>
          <text:list text:continue-numbering="true">
            <text:list-item>
              <text:p text:style-name="P87">Alleen de copyright notice en de licentietekst moeten behouden worden</text:p>
            </text:list-item>
          </text:list>
        </text:list-item>
        <text:list-item>
          <text:p text:style-name="P88">welke andere licentie(s) je overwoog en waarom? (Minstens 1 – maximaal 3)</text:p>
          <text:list text:continue-numbering="true">
            <text:list-item>
              <text:p text:style-name="P89">GNU GPLv3 (copyleft: wijzigingen moeten ook open source blijven), maar te restrictief omdat ik breed hergebruik wil toestaan zonder verplichtingen.</text:p>
            </text:list-item>
          </text:list>
        </text:list-item>
        <text:list-item>
          <text:p text:style-name="P90"><text:span text:style-name="T91">waarom<text:s/></text:span>koos je uiteindelijk voor deze licentie?</text:p>
          <text:list text:continue-numbering="true">
            <text:list-item>
              <text:p text:style-name="P92">zeer populair bij open source projecten</text:p>
            </text:list-item>
          </text:list>
        </text:list-item>
      </text:list>
      <text:h text:style-name="Kop2" text:outline-level="2">Reverse proxy</text:h>
      <text:list text:style-name="LFO6" text:continue-numbering="true">
        <text:list-item>
          <text:p text:style-name="P93">Wat is de licentie van de reverse proxy broncode? Welke rechten heb je dus?</text:p>
          <text:list text:continue-numbering="true">
            <text:list-item>
              <text:p text:style-name="P94">Apache License 2.0. Volledige rechten: gebruiken, wijzigen, distribueren</text:p>
            </text:list-item>
          </text:list>
        </text:list-item>
        <text:list-item>
          <text:p text:style-name="P95">Waar kan je de broncode van de reverse proxy vinden? Zet hier de link</text:p>
          <text:list text:continue-numbering="true">
            <text:list-item>
              <text:p text:style-name="P96"><text:a xlink:href="https://github.com/caddyserver/caddy" office:target-frame-name="_top" xlink:show="replace"><text:span text:style-name="T97">https://github.com/caddyserver/caddy</text:span></text:a></text:p>
            </text:list-item>
          </text:list>
        </text:list-item>
      </text:list>
      <text:p text:style-name="P98"/>
      <text:h text:style-name="Kop2" text:outline-level="2">Certificaat</text:h>
      <text:list text:style-name="LFO7" text:continue-numbering="true">
        <text:list-item>
          <text:p text:style-name="P99">Welk bedrijf heeft je SSL-certificaat gemaakt?</text:p>
          <text:list text:continue-numbering="true">
            <text:list-item>
              <text:p text:style-name="P100">Let’s Encrypt</text:p>
            </text:list-item>
          </text:list>
        </text:list-item>
        <text:list-item>
          <text:p text:style-name="P101">Is dit bedrijf een VZW, een bedrijf dat op winst uit is of nog iets anders?<text:span text:style-name="T102"><text:s/></text:span></text:p>
          <text:list text:continue-numbering="true">
            <text:list-item>
              <text:p text:style-name="P103">Non-profit organisatie</text:p>
            </text:list-item>
          </text:list>
        </text:list-item>
        <text:list-item>
          <text:p text:style-name="P104">Hoelang is je certificaat geldig?</text:p>
          <text:list text:continue-numbering="true">
            <text:list-item>
              <text:p text:style-name="P105">90 dagen.</text:p>
            </text:list-item>
          </text:list>
        </text:list-item>
        <text:list-item>
          <text:p text:style-name="P106">Welke nationaliteit heeft de certificate-authority die je een certificaat gaf?</text:p>
          <text:list text:continue-numbering="true">
            <text:list-item>
              <text:p text:style-name="P107">Amerikaans</text:p>
            </text:list-item>
          </text:list>
        </text:list-item>
      </text:list>
      <text:h text:style-name="Kop2" text:outline-level="2">Actions</text:h>
      <text:p text:style-name="Textbody"><text:tab/>Zorg ervoor dat er minstens één geslaagde deploy is in je repo</text:p>
      <text:list text:style-name="LFO8" text:continue-numbering="true">
        <text:list-item>
          <text:p text:style-name="P108">Beschrijf kort hoe je script werkt</text:p>
          <text:list text:continue-numbering="true">
            <text:list-item>
              <text:p text:style-name="P109">Bij push naar main branch: checkout code, setup SSH key, connecteert via SSH naar de Azure VM, doet git pull, docker compose down en up --build om de laatste versie te deployen.</text:p>
            </text:list-item>
          </text:list>
        </text:list-item>
        <text:list-item>
          <text:p text:style-name="P110">Wie heeft er betaald voor de computertijd van je Actions?</text:p>
          <text:list text:continue-numbering="true">
            <text:list-item>
              <text:p text:style-name="P111">Microsoft (GitHub Actions minutes zijn gratis voor public/private repos binnen de limieten).</text:p>
            </text:list-item>
          </text:list>
        </text:list-item>
      </text:list>
      <text:h text:style-name="Kop2" text:outline-level="2">Studiebelasting</text:h>
      <text:p text:style-name="P112">De volgende vragen zijn redelijk vrij. Je krijgt dus je punten als je iets deftig invult</text:p>
      <text:list text:style-name="LFO9" text:continue-numbering="true">
        <text:list-item>
          <text:p text:style-name="P113">Wat was je grootste struikelblok?</text:p>
          <text:list text:continue-numbering="true">
            <text:list-item>
              <text:p text:style-name="P114">SSH-key configureren en terug gebruiken om in te loggen op Azure VM, en de poorten correct instellen in de Network van de VM (vooral het begrijpen van protocollen zoals TCP vs Any) om de Caddy-welkomstpagina zichtbaar te maken. Newerken en Serverbeheer zijn geen sterke punten, waardoor het ophalen van het Let’s Encrypt-certificaat ook veel debugging vroeg.</text:p>
            </text:list-item>
          </text:list>
        </text:list-item>
        <text:list-item>
          <text:p text:style-name="P115">Wat ging vlotter dan verwacht?</text:p>
          <text:list text:continue-numbering="true">
            <text:list-item>
              <text:p text:style-name="P116">Docker en docker-compose opzetten met Caddy en de Node.js-app, de bezoeker-counter(website)<text:s/>met SQLITE(database)<text:s/>implementeren, en de automatische HTTPS-configuratie met Caddy eenmaal de poorten juist stonden.</text:p>
            </text:list-item>
          </text:list>
        </text:list-item>
        <text:list-item>
          <text:p text:style-name="P117">Wat ga je de volgende keer anders aanpakken?</text:p>
          <text:list text:continue-numbering="true">
            <text:list-item>
              <text:p text:style-name="P118">Eerder een betrouwbaardere gratis DNS-provider kiezen<text:s/>zoals<text:s/>(FreeDNS)<text:s/>in plaats van DuckDNS om certificaatprobleem te vermijden en gebruikmaken van infrastructuren as Code zoals (TerraForm) voor VM-en poortconfiguratie</text:p>
            </text:list-item>
          </text:list>
        </text:list-item>
        <text:list-item>
          <text:p text:style-name="P119">Welke technologie ga je opnieuw gebruiken? Waarom?</text:p>
          <text:list text:continue-numbering="true">
            <text:list-item>
              <text:p text:style-name="P120">Docker + Caddy (zeer portable, eenvoudige automatische HTTPS), Node.js + Express + EJS (snel server-side rendering en prototyping), SQLITE (simpel en file-based, geen aparte DB-container nodig).</text:p>
            </text:list-item>
          </text:list>
        </text:list-item>
        <text:list-item>
          <text:p text:style-name="P121">Welke technologie ga je niet meer gebruiken? Waarom? Wat ga je in de plaats gebruiken (of weet je dit nog niet)?</text:p>
          <text:list text:continue-numbering="true">
            <text:list-item>
              <text:p text:style-name="P122">DuckDNS (te onbetrouwbaar voor Lets Encrypt door SERVERFAIL-problemen), volgende keer FreeDNS.afraid.org of Cloudflare (betere DNS-reliability voor ACME-challenges).</text:p>
            </text:list-item>
          </text:list>
        </text:list-item>
        <text:list-item>
          <text:p text:style-name="P123">Hoeveel uur had je ongeveer nodig voor dit project?</text:p>
          <text:list text:continue-numbering="true">
            <text:list-item>
              <text:p text:style-name="P124">Ongeveer 30 uur (inclusief veel debugging van SSH, poorten, certificaten en styling/reset-functionaliteit).</text:p>
            </text:list-item>
          </text:list>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M Mono 10" svg:font-family="LM Mono 10"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Kop3" style:display-name="Kop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Voettekst" style:display-name="Voettekst" style:family="paragraph" style:parent-style-name="HeaderandFooter">
      <style:text-properties fo:hyphenate="false"/>
    </style:style>
    <style:style style:name="Code" style:display-name="Code" style:family="paragraph" style:parent-style-name="Standard">
      <style:paragraph-properties fo:border="0.0034in solid #000000" fo:padding="0.0138in" style:shadow="none" fo:background-color="#DDDDDD">
        <style:background-fill draw:fill="solid" draw:fill-color="#DDDDDD"/>
      </style:paragraph-properties>
      <style:text-properties style:font-name="LM Mono 10" style:font-name-asian="LM Mono 10" style:font-name-complex="LM Mono 10" fo:font-size="10pt" style:font-size-asian="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alweb" style:display-name="Normaal (web)" style:family="paragraph" style:parent-style-name="Standaard">
      <style:paragraph-properties style:vertical-align="auto" fo:margin-top="0.0694in" fo:margin-bottom="0.0694in"/>
      <style:text-properties style:font-name="Times New Roman" style:font-name-asian="Times New Roman" style:font-name-complex="Times New Roman" style:letter-kerning="false" style:language-asian="nl" style:country-asian="NL" style:language-complex="ar" style:country-complex="SA" fo:hyphenate="tru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Lijstalinea" style:display-name="Lijstalinea" style:family="paragraph" style:parent-style-name="Standa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bookmark-start text:name="PageNumWizard_FOOTER_Default_Page_Style1"/><text:page-number text:fixed="false">3</text:page-number><text:bookmark-end text:name="PageNumWizard_FOOTER_Default_Page_Style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jason meulemans</meta:initial-creator>
    <dc:creator>jason meulemans</dc:creator>
    <meta:creation-date>2024-10-04T19:41:00Z</meta:creation-date>
    <dc:date>2025-12-26T11:32:00Z</dc:date>
    <meta:print-date>2025-12-18T15:29:00Z</meta:print-date>
    <meta:template xlink:href="Normal.dotm" xlink:type="simple"/>
    <meta:editing-cycles>15</meta:editing-cycles>
    <meta:editing-duration>PT25560S</meta:editing-duration>
    <meta:document-statistic meta:page-count="5" meta:paragraph-count="13" meta:word-count="1016" meta:character-count="6594" meta:row-count="46" meta:non-whitespace-character-count="5591"/>
  </office:meta>
</office:document-meta>
</file>